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3E011DAD3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BE"/>
    </style:style>
    <style:style style:name="P2" style:family="paragraph" style:parent-style-name="Text_20_body">
      <style:text-properties fo:language="fr" fo:country="BE" officeooo:paragraph-rsid="002e3903"/>
    </style:style>
    <style:style style:name="P3" style:family="paragraph" style:parent-style-name="Text_20_body">
      <style:paragraph-properties fo:text-align="start" style:justify-single-word="false"/>
      <style:text-properties fo:language="fr" fo:country="BE" officeooo:paragraph-rsid="002e3903"/>
    </style:style>
    <style:style style:name="P4" style:family="paragraph" style:parent-style-name="Standard">
      <style:text-properties fo:language="fr" fo:country="BE"/>
    </style:style>
    <style:style style:name="P5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6" style:family="paragraph" style:parent-style-name="Text_20_body">
      <style:paragraph-properties fo:text-align="start" style:justify-single-word="false"/>
      <style:text-properties fo:language="fr" fo:country="BE" style:text-underline-style="none" officeooo:rsid="002e3903" officeooo:paragraph-rsid="002e3903"/>
    </style:style>
    <style:style style:name="P7" style:family="paragraph" style:parent-style-name="Heading_20_1">
      <style:paragraph-properties fo:text-align="center" style:justify-single-word="false"/>
      <style:text-properties fo:language="fr" fo:country="BE" style:text-underline-style="solid" style:text-underline-width="auto" style:text-underline-color="font-color" officeooo:paragraph-rsid="003288cd"/>
    </style:style>
    <style:style style:name="T1" style:family="text">
      <style:text-properties officeooo:rsid="002e3903"/>
    </style:style>
    <style:style style:name="T2" style:family="text">
      <style:text-properties style:text-underline-style="none" officeooo:rsid="002e3903"/>
    </style:style>
    <style:style style:name="T3" style:family="text">
      <style:text-properties style:text-underline-style="none" officeooo:rsid="003288cd"/>
    </style:style>
    <style:style style:name="T4" style:family="text">
      <style:text-properties officeooo:rsid="003288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tation in objects"&gt;</text:placeholder></text:p>
      <text:p text:style-name="P4"/>
      <text:p text:style-name="P7"><text:span text:style-name="T1">Station N° : </text:span><text:span text:style-name="T1"><text:placeholder text:placeholder-type="text">&lt;station.id_station&gt;</text:placeholder></text:span><text:span text:style-name="T2"> </text:span><text:span text:style-name="T3">E</text:span><text:span text:style-name="T2">mplacement </text:span><text:span text:style-name="T3">N°</text:span><text:span text:style-name="T2"> : </text:span><text:span text:style-name="T2"><text:placeholder text:placeholder-type="text">&lt;station.code_emplacement&gt;</text:placeholder></text:span></text:p>
      <text:p text:style-name="P6"/>
      <text:p text:style-name="P1"><text:span text:style-name="T1">Domaine de la station </text:span>: <text:placeholder text:placeholder-type="text">&lt;station.domaine&gt;</text:placeholder></text:p>
      <text:p text:style-name="P1"><text:span text:style-name="T1">Propriétaire</text:span>: <text:placeholder text:placeholder-type="text">&lt;station.proprietaire&gt;</text:placeholder></text:p>
      <text:p text:style-name="P2"><text:span text:style-name="T1">Gestionnaire : <text:s/></text:span><text:span text:style-name="T1"><text:placeholder text:placeholder-type="text">&lt;station.gestionnaire&gt;</text:placeholder></text:span></text:p>
      <text:p text:style-name="P3"><text:span text:style-name="T2">Identifiant de l'emplacement : <text:s/></text:span><text:span text:style-name="T2"><text:placeholder text:placeholder-type="text">&lt;station.id_emplacement&gt;</text:placeholder></text:span><text:span text:style-name="T2"> </text:span></text:p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0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0" meta:image-count="1" meta:object-count="0" meta:page-count="1" meta:paragraph-count="7" meta:word-count="29" meta:character-count="286" meta:non-whitespace-character-count="261"/>
    <meta:user-defined meta:name="Info 1"/>
    <meta:user-defined meta:name="Info 2"/>
    <meta:user-defined meta:name="Info 3"/>
    <meta:user-defined meta:name="Info 4"/>
  </office:meta>
</office:document-meta>
</file>